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justify" style:justify-single-word="false"/>
      <style:text-properties fo:font-size="10pt" style:font-size-asian="10pt"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padding-left="0.0555in" fo:padding-right="0.0555in" fo:padding-top="0.0138in" fo:padding-bottom="0.0138in" fo:border="0.51pt solid #00000a"/>
    </style:style>
    <style:style style:name="P6" style:family="paragraph" style:parent-style-name="Standard">
      <style:paragraph-properties fo:text-align="center" style:justify-single-word="false" fo:padding-left="0.0555in" fo:padding-right="0.0555in" fo:padding-top="0.0138in" fo:padding-bottom="0.0138in" fo:border="0.51pt solid #00000a"/>
    </style:style>
    <style:style style:name="P7" style:family="paragraph" style:parent-style-name="Standard">
      <style:paragraph-properties fo:break-before="page"/>
    </style:style>
    <style:style style:name="P8" style:family="paragraph" style:parent-style-name="Standard" style:master-page-name="Standard">
      <style:paragraph-properties fo:text-align="center" style:justify-single-word="false" style:page-number="auto"/>
    </style:style>
    <style:style style:name="T1" style:family="text">
      <style:text-properties style:text-underline-style="solid" style:text-underline-width="auto" style:text-underline-color="font-color" fo:font-weight="bold" style:font-weight-asian="bold"/>
    </style:style>
    <style:style style:name="T2" style:family="text">
      <style:text-properties fo:font-size="10pt" style:text-underline-style="solid" style:text-underline-width="auto" style:text-underline-color="font-color" fo:font-weight="bold" style:font-size-asian="10pt" style:font-weight-asian="bold"/>
    </style:style>
    <style:style style:name="T3" style:family="text">
      <style:text-properties fo:font-size="10pt" style:text-underline-style="solid" style:text-underline-width="auto" style:text-underline-color="font-color" fo:font-weight="bold" style:font-size-asian="10pt" style:font-weight-asian="bold" style:font-size-complex="10pt"/>
    </style:style>
    <style:style style:name="T4" style:family="text">
      <style:text-properties fo:font-size="10pt" style:font-size-asian="10pt"/>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style>
    <style:style style:name="T7"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CSC190 Software Engineering<text:line-break/>Assignment 1 (Version Control: GIT Practice) <text:line-break/></text:span>Individual Assignment<text:line-break/>Due: <text:span text:style-name="T1">Friday 02/10/2017</text:span> before Class in <text:span text:style-name="T1">Blackboard</text:span></text:p>
      <text:p text:style-name="P1"/>
      <text:p text:style-name="P6"><text:span text:style-name="T2">What to Turn in: </text:span></text:p>
      <text:p text:style-name="P5"><text:span text:style-name="T4">(1) </text:span><text:span text:style-name="T6">This Document </text:span><text:span text:style-name="T4"><text:line-break/>(2) </text:span><text:span text:style-name="T6">GIT Submission on GITHUB </text:span></text:p>
      <text:p text:style-name="P2"><text:bookmark text:name="_GoBack"/></text:p>
      <text:p text:style-name="P7"><text:span text:style-name="T3">Part I. Warm-up. [20pts, Estimate: 20 minutes] <text:line-break/>Codename Cyber Missile</text:span></text:p>
      <text:p text:style-name="P4"><text:span text:style-name="T5">You, 007, a graduate of Arsfoh University, are now the best agent of the International Security Agency (ISA). You are sent to sabotage a secret project run by Dr. Evil: the Cyber Missile project that aims to destroy the privacy of all members of the Arsfoh University. Rumors are: Dr. Evil hosts his secret project on github and his project is done using Java. </text:span></text:p>
      <text:p text:style-name="P4"><text:span text:style-name="T5">To get you equipped for the mission, you have to accomplish the following tasks before infiltrating Dr. Evil’s project.</text:span></text:p>
      <text:p text:style-name="P4"><text:span text:style-name="T5">[1] Create your own account on github (you should use your real name in the account set up). Paste a </text:span><text:span text:style-name="T3">screenshot</text:span><text:span text:style-name="T5"> which shows your account and your user name on github so that ISA can keep track of your activities. [10 minutes, 10 pts]</text:span></text:p>
      <text:p text:style-name="P4"><text:span text:style-name="T5">[2] Configure your GIT system globally to properly set up your </text:span><text:span text:style-name="T3">name</text:span><text:span text:style-name="T5"> and </text:span><text:span text:style-name="T3">email address</text:span><text:span text:style-name="T5"> in GIT. Note that they should match those of your github account. Dump the GIT configuration below (and please highlight the parts that you have configured.) [10 minutes, 10pts]</text:span></text:p>
      <text:p text:style-name="P7"><text:span text:style-name="T3">Part II. GIT Basics (Log, Stats and Diff) . [50pts, Estimate: 50 minutes] <text:line-break/>Reconnaissance: Who Are the Bad Guys?</text:span></text:p>
      <text:p text:style-name="Standard"><text:span text:style-name="T5">Dr. Evil’s project is hosted at: </text:span><text:a xlink:type="simple" xlink:href="https://github.com/csc190Spr2017/CyberMissile.git" text:style-name="Internet_20_link" text:visited-style-name="Visited_20_Internet_20_Link"><text:span text:style-name="T5">https://github.com/csc190Spr2017/CyberMissile.git</text:span></text:a></text:p>
      <text:p text:style-name="P4"><text:span text:style-name="T5">You should git clone a copy on your Linux image to perform the analysis. Once it is cloned, check out the </text:span><text:span text:style-name="T3">FINAL</text:span><text:span text:style-name="T5"> branch. Your goal is to find out the details of the crimes committed by each member of Dr. Evil’s team. Later, the evidence will be used by the judge to determine the punishment received by each member. You need to address the following questions raised by the district attorney who plans to prosecute Dr. Evil.</text:span></text:p>
      <text:p text:style-name="P4"><text:span text:style-name="T5">(1) How many criminals are involved in Dr. Evil’s Cyber Missile project? List their names. Please paste a </text:span><text:span text:style-name="T3">screenshot</text:span><text:span text:style-name="T5"> of your GIT command output. [10 min, 10pt] (hint use “git log” and pipe the result to “grep Author”)</text:span></text:p>
      <text:p text:style-name="P3"/>
      <text:p text:style-name="P4"><text:span text:style-name="T5">(2) <text:s/>If each line of Java code leads to one year in prison. How many years should Mini Me receive? Paste the </text:span><text:span text:style-name="T3">screenshot</text:span><text:span text:style-name="T5"> to justify your conclusion. [10 min, 10 pt] (hint use “git log --author”)</text:span></text:p>
      <text:p text:style-name="P3"/>
      <text:p text:style-name="P4"><text:span text:style-name="T5">(3) Dr. Evil has two alternative plans to destroy the world (outlined in CyberMissile.java). These two plans are stored in two different branches: FINAL and THE_END. </text:span><text:span text:style-name="T3">What is their difference</text:span><text:span text:style-name="T5">? Please paste the </text:span><text:span text:style-name="T3">screenshot</text:span><text:span text:style-name="T5"> to justify your conclusion. [10 min, 10pt]</text:span></text:p>
      <text:p text:style-name="P3"/>
      <text:p text:style-name="P4"><text:span text:style-name="T5">(4) How many times was CyberMissile.java modified (i.e., how many snapshots)? [5 min, 10pt]</text:span></text:p>
      <text:p text:style-name="P3"/>
      <text:p text:style-name="P4"><text:span text:style-name="T5">(5) Find out a GIT command to print out a tree structure of all commits. Paste the </text:span><text:span text:style-name="T3">screenshot</text:span><text:span text:style-name="T5"> below, and answer the following question: who merged all branches? [10 min, 10pt]</text:span></text:p>
      <text:p text:style-name="P3"/>
      <text:p text:style-name="P2"/>
      <text:p text:style-name="P7"><text:span text:style-name="T3">Part III. GIT Remote (30 pts, Estimate: 30 minutes)<text:line-break/>Save the World: Defuse the Warhead</text:span></text:p>
      <text:p text:style-name="P4"><text:span text:style-name="T5">Redirect the missile to the moon and trigger the warhead to self-destruction. Commit the changes and </text:span><text:span text:style-name="T3">merge them ALL into the master branch</text:span><text:span text:style-name="T5">, and upload to </text:span><text:span text:style-name="T3">your own github account</text:span><text:span text:style-name="T5">. Paste the </text:span><text:span text:style-name="T3">link</text:span><text:span text:style-name="T5"> below so that the instructor can git clone your project. Please note the </text:span><text:span text:style-name="T7">special requirement</text:span><text:span text:style-name="T5">: all changes should be merged into the master branch so that once the project is cloned at another computer, we can see the latest changes that you have made without checking out any branch.</text:span></text:p>
      <text:p text:style-name="Standard"><text:span text:style-name="T5">Please paste the link below:</text:span></text:p>
      <text:p text:style-name="Standard"><text:span text:style-name="T5">_____________________________________________________________________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fstra University</meta:initial-creator>
    <dc:creator>Xiang Fu</dc:creator>
    <meta:editing-cycles>25</meta:editing-cycles>
    <meta:print-date>2014-01-26T16:47:00</meta:print-date>
    <meta:creation-date>2010-12-05T22:52:00</meta:creation-date>
    <dc:date>2017-01-30T12:59:00</dc:date>
    <meta:editing-duration>PT5H33M</meta:editing-duration>
    <meta:generator>LibreOffice/5.0.6.2$Linux_X86_64 LibreOffice_project/00$Build-2</meta:generator>
    <meta:document-statistic meta:table-count="0" meta:image-count="0" meta:object-count="0" meta:page-count="4" meta:paragraph-count="20" meta:word-count="578" meta:character-count="3492" meta:non-whitespace-character-count="2927"/>
    <meta:user-defined meta:name="AppVersion">15.0000</meta:user-defined>
    <meta:user-defined meta:name="Company">Hofstra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